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e486c" officeooo:paragraph-rsid="000e486c"/>
    </style:style>
    <style:style style:name="P2" style:family="paragraph" style:parent-style-name="Standard">
      <style:paragraph-properties fo:line-height="115%"/>
      <style:text-properties style:font-name="Arial" officeooo:rsid="000e486c" officeooo:paragraph-rsid="000e486c"/>
    </style:style>
    <style:style style:name="P3" style:family="paragraph" style:parent-style-name="Standard">
      <style:paragraph-properties fo:line-height="150%"/>
      <style:text-properties style:font-name="Arial" officeooo:rsid="000e486c" officeooo:paragraph-rsid="00154e87"/>
    </style:style>
    <style:style style:name="P4" style:family="paragraph" style:parent-style-name="Standard">
      <style:paragraph-properties fo:line-height="150%"/>
      <style:text-properties style:font-name="Arial" officeooo:rsid="00103df7" officeooo:paragraph-rsid="00103df7"/>
    </style:style>
    <style:style style:name="P5" style:family="paragraph" style:parent-style-name="Standard">
      <style:paragraph-properties fo:line-height="115%" fo:text-align="center" style:justify-single-word="false"/>
      <style:text-properties style:font-name="Arial" fo:font-weight="bold" officeooo:rsid="000e486c" officeooo:paragraph-rsid="000e486c" style:font-weight-asian="bold" style:font-weight-complex="bold"/>
    </style:style>
    <style:style style:name="P6" style:family="paragraph" style:parent-style-name="Standard">
      <style:paragraph-properties fo:line-height="150%"/>
      <style:text-properties style:font-name="Arial" officeooo:rsid="0016d7ef" officeooo:paragraph-rsid="0016d7ef"/>
    </style:style>
    <style:style style:name="P7" style:family="paragraph" style:parent-style-name="Standard">
      <style:paragraph-properties fo:line-height="150%"/>
      <style:text-properties style:font-name="Arial" officeooo:rsid="00182dc6" officeooo:paragraph-rsid="00182dc6"/>
    </style:style>
    <style:style style:name="P8" style:family="paragraph" style:parent-style-name="Standard">
      <style:paragraph-properties fo:line-height="150%"/>
      <style:text-properties style:font-name="Arial" officeooo:rsid="0018efc5" officeooo:paragraph-rsid="0018efc5"/>
    </style:style>
    <style:style style:name="P9" style:family="paragraph" style:parent-style-name="Standard">
      <style:paragraph-properties fo:line-height="115%"/>
      <style:text-properties style:font-name="Arial" officeooo:rsid="002494a0" officeooo:paragraph-rsid="002494a0"/>
    </style:style>
    <style:style style:name="P10" style:family="paragraph" style:parent-style-name="Standard">
      <style:paragraph-properties fo:line-height="150%"/>
      <style:text-properties style:font-name="Arial" officeooo:rsid="001b6c03" officeooo:paragraph-rsid="001b6c03"/>
    </style:style>
    <style:style style:name="P11" style:family="paragraph" style:parent-style-name="Standard">
      <style:paragraph-properties fo:line-height="150%"/>
      <style:text-properties style:font-name="Arial" officeooo:rsid="0028265f" officeooo:paragraph-rsid="0028265f"/>
    </style:style>
    <style:style style:name="P12" style:family="paragraph" style:parent-style-name="Standard">
      <style:paragraph-properties fo:line-height="150%"/>
      <style:text-properties style:font-name="Arial" fo:font-weight="normal" officeooo:rsid="00293a02" officeooo:paragraph-rsid="002b9415" style:font-weight-asian="normal" style:font-weight-complex="normal"/>
    </style:style>
    <style:style style:name="P13" style:family="paragraph" style:parent-style-name="Standard">
      <style:paragraph-properties fo:line-height="150%"/>
      <style:text-properties style:font-name="Arial" fo:font-weight="normal" officeooo:rsid="002d771c" officeooo:paragraph-rsid="002d771c" style:font-weight-asian="normal" style:font-weight-complex="normal"/>
    </style:style>
    <style:style style:name="P14" style:family="paragraph" style:parent-style-name="Standard">
      <style:paragraph-properties fo:line-height="150%"/>
      <style:text-properties style:font-name="Arial" fo:font-weight="bold" officeooo:rsid="0028265f" officeooo:paragraph-rsid="0028265f" style:font-weight-asian="bold" style:font-weight-complex="bold"/>
    </style:style>
    <style:style style:name="T1" style:family="text">
      <style:text-properties officeooo:rsid="00103df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2156e"/>
    </style:style>
    <style:style style:name="T4" style:family="text">
      <style:text-properties officeooo:rsid="00154e87"/>
    </style:style>
    <style:style style:name="T5" style:family="text">
      <style:text-properties officeooo:rsid="001573f5"/>
    </style:style>
    <style:style style:name="T6" style:family="text">
      <style:text-properties officeooo:rsid="001cd0f6"/>
    </style:style>
    <style:style style:name="T7" style:family="text">
      <style:text-properties officeooo:rsid="001d04a8"/>
    </style:style>
    <style:style style:name="T8" style:family="text">
      <style:text-properties officeooo:rsid="00204d63"/>
    </style:style>
    <style:style style:name="T9" style:family="text">
      <style:text-properties officeooo:rsid="002163d2"/>
    </style:style>
    <style:style style:name="T10" style:family="text">
      <style:text-properties officeooo:rsid="00264db6"/>
    </style:style>
    <style:style style:name="T11" style:family="text">
      <style:text-properties officeooo:rsid="002b9415"/>
    </style:style>
    <style:style style:name="T12" style:family="text">
      <style:text-properties officeooo:rsid="002cac48"/>
    </style:style>
    <style:style style:name="T13" style:family="text">
      <style:text-properties officeooo:rsid="002e795f"/>
    </style:style>
    <style:style style:name="T14" style:family="text">
      <style:text-properties officeooo:rsid="002fd3c5"/>
    </style:style>
    <style:style style:name="T15" style:family="text">
      <style:text-properties officeooo:rsid="0034ca4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5">Principais pontos de entendimento:</text:p>
      <text:p text:style-name="P5"/>
      <text:p text:style-name="P2"><text:span text:style-name="T2">LGPD</text:span>: <text:span text:style-name="T8">É uma lei criada em 2019 que entrou em vigor em 2020 e visa tratar o tema proteção e tratamento de dados, especialmente dados pessoais. </text:span></text:p>
      <text:p text:style-name="P9">Essa lei trata dado de duas formas sendo elas: dados pessoais (Nome, RG, CPF, Endereço) e dados pessoais sensíveis (orientação sexual, politica, religiosa, <text:span text:style-name="T15">origem </text:span><text:span text:style-name="T10">racial entre outras.</text:span>)</text:p>
      <text:p text:style-name="P2"/>
      <text:p text:style-name="P3"><text:span text:style-name="T8">A lei cria algumas figuras </text:span><text:span text:style-name="T9">ente elas</text:span> a figura do controlador (FUPF), operador<text:span text:style-name="T3">es</text:span> (colaboradores <text:span text:style-name="T9">da UPF</text:span>), <text:span text:style-name="T5">T</text:span>itular (pessoa natural ou jurídica de <text:span text:style-name="T3">direito</text:span> publico ou privado <text:span text:style-name="T5">que tem seus dados armazenados</text:span>), ANPD <text:span text:style-name="T4">e o </text:span>DPO (quem faz essa <text:span text:style-name="T5">comunicação </text:span>entre ANPD, <text:span text:style-name="T1">Controlador e Titular</text:span>) </text:p>
      <text:p text:style-name="P2"/>
      <text:p text:style-name="P4">O titular possui alguns direitos que tem de serem assegurados pelo controlador (FUPF). </text:p>
      <text:p text:style-name="P4">Entre eles destacam-se:</text:p>
      <text:p text:style-name="P6">Confirmação de tratamento dos dados;</text:p>
      <text:p text:style-name="P4">Acesso aos dados;</text:p>
      <text:p text:style-name="P4">Correção dos dados;</text:p>
      <text:p text:style-name="P4">Eliminação dos dados;</text:p>
      <text:p text:style-name="P4">Informação com quem o controlador compartilhou os dados;</text:p>
      <text:p text:style-name="P4"/>
      <text:p text:style-name="P6">O tratamento de dados deverá observar 10 princípios dispostos no fundamento legal. Entre eles podemos destacar:</text:p>
      <text:p text:style-name="P6"/>
      <text:p text:style-name="P6">Qualidade dos dados; (se refere a exatidão e atualização dos mesmos);</text:p>
      <text:p text:style-name="P6">Não discriminação;</text:p>
      <text:p text:style-name="P6">Segurança;</text:p>
      <text:p text:style-name="P6">Prevenção;</text:p>
      <text:p text:style-name="P6">Livre acesso;</text:p>
      <text:p text:style-name="P7">Transparência;</text:p>
      <text:p text:style-name="P8">Finalidade;</text:p>
      <text:p text:style-name="P8">Adequação.</text:p>
      <text:p text:style-name="P8"/>
      <text:p text:style-name="P10">Caso essas atribuições não sejam cumpridas os infratores ficam suje<text:span text:style-name="T6">itos a advertências, multas simples, multas diárias e </text:span><text:span text:style-name="T7">até mesmo </text:span><text:span text:style-name="T6">eliminação dos dados.</text:span></text:p>
      <text:p text:style-name="P10"/>
      <text:p text:style-name="P10"><text:soft-page-break/></text:p>
      <text:p text:style-name="P11"><text:s/><text:span text:style-name="T2">ATENDIMENTO DTI:</text:span></text:p>
      <text:p text:style-name="P14"/>
      <text:p text:style-name="P12"><text:span text:style-name="T11">P</text:span>rioridade<text:span text:style-name="T11">s</text:span> são definid<text:span text:style-name="T11">a</text:span>s para cada atendimento/<text:span text:style-name="T12">serviço</text:span>, dependendo da urgência da demanda, podendo ser ela de prioridade baixa, média ou alta. <text:span text:style-name="T11">Cada prioridade possui seu tempo médio.</text:span></text:p>
      <text:p text:style-name="P12"/>
      <text:p text:style-name="P13">Correção de bugs: 8 a 72 horas uteis; (home office +4h);</text:p>
      <text:p text:style-name="P13">Desenvolvimento de sistemas: Início a partir do momento <text:span text:style-name="T14">em </text:span>que <text:span text:style-name="T14">a demanda</text:span> é identificada <text:span text:style-name="T14">como projeto</text:span>. <text:span text:style-name="T14">Esse projeto</text:span> passará p<text:span text:style-name="T13">ela avaliação (trimestral) de um comitê onde serão definidas quais são as demandas prioritárias.</text:span></text:p>
      <text:p text:style-name="P13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03T08:48:48.552000000</meta:creation-date>
    <dc:date>2021-08-04T08:11:26.728000000</dc:date>
    <meta:editing-duration>PT1H13M8S</meta:editing-duration>
    <meta:editing-cycles>25</meta:editing-cycles>
    <meta:generator>LibreOffice/7.1.3.2$Windows_X86_64 LibreOffice_project/47f78053abe362b9384784d31a6e56f8511eb1c1</meta:generator>
    <meta:document-statistic meta:table-count="0" meta:image-count="0" meta:object-count="0" meta:page-count="2" meta:paragraph-count="25" meta:word-count="269" meta:character-count="1791" meta:non-whitespace-character-count="1543"/>
  </office:meta>
</office:document-meta>
</file>